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current_load</text:p>
          </table:table-cell>
          <table:table-cell office:value-type="string" calcext:value-type="string">
            <text:p>cpu_utilization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network_in</text:p>
          </table:table-cell>
          <table:table-cell office:value-type="string" calcext:value-type="string">
            <text:p>network_out</text:p>
          </table:table-cell>
          <table:table-cell office:value-type="string" calcext:value-type="string">
            <text:p>memory_utilize</text:p>
          </table:table-cell>
          <table:table-cell office:value-type="string" calcext:value-type="string">
            <text:p>crashed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8" calcext:value-type="float">
            <text:p>1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1" calcext:value-type="float">
            <text:p>13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6" calcext:value-type="float">
            <text:p>13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7" calcext:value-type="float">
            <text:p>1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8" calcext:value-type="float">
            <text:p>13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YES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YES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2" calcext:value-type="float">
            <text:p>14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3" calcext:value-type="float">
            <text:p>14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YES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" calcext:value-type="float">
            <text:p>14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7" calcext:value-type="float">
            <text:p>14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9" calcext:value-type="float">
            <text:p>14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1" calcext:value-type="float">
            <text:p>15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9" calcext:value-type="float">
            <text:p>15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3" calcext:value-type="float">
            <text:p>16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4" calcext:value-type="float">
            <text:p>16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5" calcext:value-type="float">
            <text:p>16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68" calcext:value-type="float">
            <text:p>16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71" calcext:value-type="float">
            <text:p>17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4" calcext:value-type="float">
            <text:p>17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YES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ES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YES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82" calcext:value-type="float">
            <text:p>18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83" calcext:value-type="float">
            <text:p>18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YES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84" calcext:value-type="float">
            <text:p>18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YES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85" calcext:value-type="float">
            <text:p>18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86" calcext:value-type="float">
            <text:p>18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87" calcext:value-type="float">
            <text:p>18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88" calcext:value-type="float">
            <text:p>18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89" calcext:value-type="float">
            <text:p>18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90" calcext:value-type="float">
            <text:p>1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1" calcext:value-type="float">
            <text:p>1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92" calcext:value-type="float">
            <text:p>19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93" calcext:value-type="float">
            <text:p>19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95" calcext:value-type="float">
            <text:p>19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YES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6" calcext:value-type="float">
            <text:p>19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YES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97" calcext:value-type="float">
            <text:p>19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98" calcext:value-type="float">
            <text:p>1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YES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99" calcext:value-type="float">
            <text:p>19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YES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1" calcext:value-type="float">
            <text:p>2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2" calcext:value-type="float">
            <text:p>2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YES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03" calcext:value-type="float">
            <text:p>20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YES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4" calcext:value-type="float">
            <text:p>20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YES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5" calcext:value-type="float">
            <text:p>20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YES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6" calcext:value-type="float">
            <text:p>20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7" calcext:value-type="float">
            <text:p>20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2:05:21.423132552</meta:creation-date>
    <dc:date>2018-12-03T12:19:51.324297379</dc:date>
    <meta:editing-duration>PT4M19S</meta:editing-duration>
    <meta:editing-cycles>1</meta:editing-cycles>
    <meta:generator>LibreOffice/6.0.3.2$Linux_X86_64 LibreOffice_project/00m0$Build-2</meta:generator>
    <meta:document-statistic meta:table-count="1" meta:cell-count="712" meta:object-count="0"/>
  </office:meta>
</office:document-meta>
</file>